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Pictures/10000201000001E0000001E0F947A843860E137B.png" manifest:media-type="image/png"/>
  <manifest:file-entry manifest:full-path="Pictures/10000201000001E0000001E0E5FB5C083E9659F7.png" manifest:media-type="image/png"/>
  <manifest:file-entry manifest:full-path="Pictures/10000201000001E0000001E0DEF41784553EDF6F.png" manifest:media-type="image/png"/>
  <manifest:file-entry manifest:full-path="Pictures/10000201000001E0000001E07619B7B02D43188B.png" manifest:media-type="image/png"/>
  <manifest:file-entry manifest:full-path="Pictures/10000201000001E0000001E090A51F4582393F22.png" manifest:media-type="image/png"/>
  <manifest:file-entry manifest:full-path="Pictures/10000201000001E0000001E0B0AA05E960EBD26B.png" manifest:media-type="image/png"/>
  <manifest:file-entry manifest:full-path="Pictures/10000201000001E0000001E09CA867FDF882185B.png" manifest:media-type="image/png"/>
  <manifest:file-entry manifest:full-path="Pictures/10000201000001E0000001E0920E3BF0DFDDB8D0.png" manifest:media-type="image/png"/>
  <manifest:file-entry manifest:full-path="Pictures/10000201000001E0000001E07DFEB01C1464D919.png" manifest:media-type="image/png"/>
  <manifest:file-entry manifest:full-path="Pictures/10000201000001E0000001E00FF4AC2ACEACB9FB.png" manifest:media-type="image/png"/>
  <manifest:file-entry manifest:full-path="Pictures/10000201000001E0000001E061B695AEEE3DAF1C.png" manifest:media-type="image/png"/>
  <manifest:file-entry manifest:full-path="Pictures/10000201000001E0000001E02C6ABB4D39861A3C.png" manifest:media-type="image/png"/>
  <manifest:file-entry manifest:full-path="Pictures/10000201000001E0000001E0230BE7A6C5364EAE.png" manifest:media-type="image/png"/>
  <manifest:file-entry manifest:full-path="Pictures/10000201000001E0000001E0695507F476798342.png" manifest:media-type="image/png"/>
  <manifest:file-entry manifest:full-path="Pictures/10000201000001E0000001E0953490AF449354B2.png" manifest:media-type="image/png"/>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solid" svg:stroke-width="0.08cm" svg:stroke-color="#000000" svg:stroke-opacity="100%" draw:fill="solid" draw:fill-color="#ffffff" draw:fill-hatch-solid="true" draw:opacity="100%" draw:textarea-horizontal-align="center" fo:min-height="0.85cm" fo:padding-top="0.165cm" fo:padding-bottom="0.165cm" fo:padding-left="0.29cm" fo:padding-right="0.29cm"/>
    </style:style>
    <style:style style:name="gr2" style:family="graphic" style:parent-style-name="standard">
      <style:graphic-properties svg:stroke-color="#000000" draw:fill-color="#0000ff" draw:textarea-horizontal-align="center"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ff" draw:fill-hatch-solid="true" draw:opacity="100%"/>
      <style:text-properties fo:color="#000000" style:font-name="FreeSans" fo:font-size="18pt" fo:font-weight="900"/>
    </style:style>
    <style:style style:name="P2" style:family="paragraph">
      <loext:graphic-properties draw:fill-color="#0000ff"/>
      <style:paragraph-properties fo:text-align="center"/>
    </style:style>
    <style:style style:name="P3"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style:style style:name="P4" style:family="paragraph">
      <loext:graphic-properties draw:fill="none"/>
      <style:paragraph-properties fo:text-align="center"/>
    </style:style>
    <style:style style:name="T1" style:family="text">
      <style:text-properties fo:color="#000000" style:font-name="FreeSans" fo:font-size="18pt" fo:font-weight="9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tart" form:control-implementation="ooo:com.sun.star.form.component.CommandButton" xml:id="control1" form:id="control1" form:label="Star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form>
        </office:forms>
        <draw:frame draw:style-name="gr1" draw:text-style-name="P1" draw:layer="layout" svg:width="26cm" svg:height="1.18cm" svg:x="1cm" svg:y="18.7cm">
          <draw:text-box>
            <text:p><text:span text:style-name="T1">Spokes appear to fully rotate, but red dot only moves 30 degrees</text:span></text:p>
          </draw:text-box>
        </draw:frame>
        <draw:circle draw:style-name="gr2" draw:text-style-name="P2" draw:layer="L21" svg:width="1cm" svg:height="1cm" svg:x="5.25cm" svg:y="1cm">
          <text:p/>
        </draw:circle>
        <draw:circle draw:style-name="gr2" draw:text-style-name="P2" draw:layer="L22" svg:width="1cm" svg:height="1cm" svg:x="5.5cm" svg:y="1cm">
          <text:p/>
        </draw:circle>
        <draw:circle draw:style-name="gr2" draw:text-style-name="P2" draw:layer="L23" svg:width="1cm" svg:height="1cm" svg:x="5.75cm" svg:y="1cm">
          <text:p/>
        </draw:circle>
        <draw:circle draw:style-name="gr2" draw:text-style-name="P2" draw:layer="L24" svg:width="1cm" svg:height="1cm" svg:x="6cm" svg:y="1cm">
          <text:p/>
        </draw:circle>
        <draw:circle draw:style-name="gr2" draw:text-style-name="P2" draw:layer="L25" svg:width="1cm" svg:height="1cm" svg:x="6.25cm" svg:y="1cm">
          <text:p/>
        </draw:circle>
        <draw:circle draw:style-name="gr2" draw:text-style-name="P2" draw:layer="L26" svg:width="1cm" svg:height="1cm" svg:x="6.5cm" svg:y="1cm">
          <text:p/>
        </draw:circle>
        <draw:circle draw:style-name="gr2" draw:text-style-name="P2" draw:layer="L27" svg:width="1cm" svg:height="1cm" svg:x="6.75cm" svg:y="1cm">
          <text:p/>
        </draw:circle>
        <draw:circle draw:style-name="gr2" draw:text-style-name="P2" draw:layer="L28" svg:width="1cm" svg:height="1cm" svg:x="7cm" svg:y="1cm">
          <text:p/>
        </draw:circle>
        <draw:circle draw:style-name="gr2" draw:text-style-name="P2" draw:layer="L29" svg:width="1cm" svg:height="1cm" svg:x="7.25cm" svg:y="1cm">
          <text:p/>
        </draw:circle>
        <draw:circle draw:style-name="gr2" draw:text-style-name="P2" draw:layer="L30" svg:width="1cm" svg:height="1cm" svg:x="7.5cm" svg:y="1cm">
          <text:p/>
        </draw:circle>
        <draw:circle draw:style-name="gr2" draw:text-style-name="P2" draw:layer="L31" svg:width="1cm" svg:height="1cm" svg:x="7.75cm" svg:y="1cm">
          <text:p/>
        </draw:circle>
        <draw:circle draw:style-name="gr2" draw:text-style-name="P2" draw:layer="L32" svg:width="1cm" svg:height="1cm" svg:x="8cm" svg:y="1cm">
          <text:p/>
        </draw:circle>
        <draw:circle draw:style-name="gr2" draw:text-style-name="P2" draw:layer="L33" svg:width="1cm" svg:height="1cm" svg:x="8.25cm" svg:y="1cm">
          <text:p/>
        </draw:circle>
        <draw:circle draw:style-name="gr2" draw:text-style-name="P2" draw:layer="L34" svg:width="1cm" svg:height="1cm" svg:x="8.5cm" svg:y="1cm">
          <text:p/>
        </draw:circle>
        <draw:circle draw:style-name="gr2" draw:text-style-name="P2" draw:layer="L35" svg:width="1cm" svg:height="1cm" svg:x="8.75cm" svg:y="1cm">
          <text:p/>
        </draw:circle>
        <draw:circle draw:style-name="gr2" draw:text-style-name="P2" draw:layer="L36" svg:width="1cm" svg:height="1cm" svg:x="9cm" svg:y="1cm">
          <text:p/>
        </draw:circle>
        <draw:circle draw:style-name="gr2" draw:text-style-name="P2" draw:layer="L37" svg:width="1cm" svg:height="1cm" svg:x="9.25cm" svg:y="1cm">
          <text:p/>
        </draw:circle>
        <draw:circle draw:style-name="gr2" draw:text-style-name="P2" draw:layer="L38" svg:width="1cm" svg:height="1cm" svg:x="9.5cm" svg:y="1cm">
          <text:p/>
        </draw:circle>
        <draw:circle draw:style-name="gr2" draw:text-style-name="P2" draw:layer="L39" svg:width="1cm" svg:height="1cm" svg:x="9.75cm" svg:y="1cm">
          <text:p/>
        </draw:circle>
        <draw:circle draw:style-name="gr2" draw:text-style-name="P2" draw:layer="L40" svg:width="1cm" svg:height="1cm" svg:x="10cm" svg:y="1cm">
          <text:p/>
        </draw:circle>
        <draw:circle draw:style-name="gr2" draw:text-style-name="P2" draw:layer="L41" svg:width="1cm" svg:height="1cm" svg:x="10.25cm" svg:y="1cm">
          <text:p/>
        </draw:circle>
        <draw:circle draw:style-name="gr2" draw:text-style-name="P2" draw:layer="L42" svg:width="1cm" svg:height="1cm" svg:x="10.5cm" svg:y="1cm">
          <text:p/>
        </draw:circle>
        <draw:circle draw:style-name="gr2" draw:text-style-name="P2" draw:layer="L43" svg:width="1cm" svg:height="1cm" svg:x="10.75cm" svg:y="1cm">
          <text:p/>
        </draw:circle>
        <draw:circle draw:style-name="gr2" draw:text-style-name="P2" draw:layer="L44" svg:width="1cm" svg:height="1cm" svg:x="11cm" svg:y="1cm">
          <text:p/>
        </draw:circle>
        <draw:circle draw:style-name="gr2" draw:text-style-name="P2" draw:layer="L45" svg:width="1cm" svg:height="1cm" svg:x="11.25cm" svg:y="1cm">
          <text:p/>
        </draw:circle>
        <draw:circle draw:style-name="gr2" draw:text-style-name="P2" draw:layer="L46" svg:width="1cm" svg:height="1cm" svg:x="11.5cm" svg:y="1cm">
          <text:p/>
        </draw:circle>
        <draw:circle draw:style-name="gr2" draw:text-style-name="P2" draw:layer="L47" svg:width="1cm" svg:height="1cm" svg:x="11.75cm" svg:y="1cm">
          <text:p/>
        </draw:circle>
        <draw:circle draw:style-name="gr2" draw:text-style-name="P2" draw:layer="L48" svg:width="1cm" svg:height="1cm" svg:x="12cm" svg:y="1cm">
          <text:p/>
        </draw:circle>
        <draw:circle draw:style-name="gr2" draw:text-style-name="P2" draw:layer="L49" svg:width="1cm" svg:height="1cm" svg:x="12.25cm" svg:y="1cm">
          <text:p/>
        </draw:circle>
        <draw:circle draw:style-name="gr2" draw:text-style-name="P2" draw:layer="L50" svg:width="1cm" svg:height="1cm" svg:x="12.5cm" svg:y="1cm">
          <text:p/>
        </draw:circle>
        <draw:circle draw:style-name="gr2" draw:text-style-name="P2" draw:layer="L51" svg:width="1cm" svg:height="1cm" svg:x="12.75cm" svg:y="1cm">
          <text:p/>
        </draw:circle>
        <draw:circle draw:style-name="gr2" draw:text-style-name="P2" draw:layer="L52" svg:width="1cm" svg:height="1cm" svg:x="13cm" svg:y="1cm">
          <text:p/>
        </draw:circle>
        <draw:circle draw:style-name="gr2" draw:text-style-name="P2" draw:layer="L53" svg:width="1cm" svg:height="1cm" svg:x="13.25cm" svg:y="1cm">
          <text:p/>
        </draw:circle>
        <draw:circle draw:style-name="gr2" draw:text-style-name="P2" draw:layer="L54" svg:width="1cm" svg:height="1cm" svg:x="13.5cm" svg:y="1cm">
          <text:p/>
        </draw:circle>
        <draw:circle draw:style-name="gr2" draw:text-style-name="P2" draw:layer="L55" svg:width="1cm" svg:height="1cm" svg:x="13.75cm" svg:y="1cm">
          <text:p/>
        </draw:circle>
        <draw:circle draw:style-name="gr2" draw:text-style-name="P2" draw:layer="L56" svg:width="1cm" svg:height="1cm" svg:x="14cm" svg:y="1cm">
          <text:p/>
        </draw:circle>
        <draw:circle draw:style-name="gr2" draw:text-style-name="P2" draw:layer="L57" svg:width="1cm" svg:height="1cm" svg:x="14.25cm" svg:y="1cm">
          <text:p/>
        </draw:circle>
        <draw:circle draw:style-name="gr2" draw:text-style-name="P2" draw:layer="L58" svg:width="1cm" svg:height="1cm" svg:x="14.5cm" svg:y="1cm">
          <text:p/>
        </draw:circle>
        <draw:circle draw:style-name="gr2" draw:text-style-name="P2" draw:layer="L59" svg:width="1cm" svg:height="1cm" svg:x="14.75cm" svg:y="1cm">
          <text:p/>
        </draw:circle>
        <draw:circle draw:style-name="gr2" draw:text-style-name="P2" draw:layer="L60" svg:width="1cm" svg:height="1cm" svg:x="15cm" svg:y="1cm">
          <text:p/>
        </draw:circle>
        <draw:circle draw:style-name="gr2" draw:text-style-name="P2" draw:layer="L61" svg:width="1cm" svg:height="1cm" svg:x="15.25cm" svg:y="1cm">
          <text:p/>
        </draw:circle>
        <draw:circle draw:style-name="gr2" draw:text-style-name="P2" draw:layer="L62" svg:width="1cm" svg:height="1cm" svg:x="15.5cm" svg:y="1cm">
          <text:p/>
        </draw:circle>
        <draw:circle draw:style-name="gr2" draw:text-style-name="P2" draw:layer="L63" svg:width="1cm" svg:height="1cm" svg:x="15.75cm" svg:y="1cm">
          <text:p/>
        </draw:circle>
        <draw:circle draw:style-name="gr2" draw:text-style-name="P2" draw:layer="L64" svg:width="1cm" svg:height="1cm" svg:x="16cm" svg:y="1cm">
          <text:p/>
        </draw:circle>
        <draw:circle draw:style-name="gr2" draw:text-style-name="P2" draw:layer="L65" svg:width="1cm" svg:height="1cm" svg:x="16.25cm" svg:y="1cm">
          <text:p/>
        </draw:circle>
        <draw:circle draw:style-name="gr2" draw:text-style-name="P2" draw:layer="L66" svg:width="1cm" svg:height="1cm" svg:x="16.5cm" svg:y="1cm">
          <text:p/>
        </draw:circle>
        <draw:circle draw:style-name="gr2" draw:text-style-name="P2" draw:layer="L67" svg:width="1cm" svg:height="1cm" svg:x="16.75cm" svg:y="1cm">
          <text:p/>
        </draw:circle>
        <draw:circle draw:style-name="gr2" draw:text-style-name="P2" draw:layer="L68" svg:width="1cm" svg:height="1cm" svg:x="17cm" svg:y="1cm">
          <text:p/>
        </draw:circle>
        <draw:circle draw:style-name="gr2" draw:text-style-name="P2" draw:layer="L69" svg:width="1cm" svg:height="1cm" svg:x="17.25cm" svg:y="1cm">
          <text:p/>
        </draw:circle>
        <draw:circle draw:style-name="gr2" draw:text-style-name="P2" draw:layer="L70" svg:width="1cm" svg:height="1cm" svg:x="17.5cm" svg:y="1cm">
          <text:p/>
        </draw:circle>
        <draw:circle draw:style-name="gr2" draw:text-style-name="P2" draw:layer="L71" svg:width="1cm" svg:height="1cm" svg:x="17.75cm" svg:y="1cm">
          <text:p/>
        </draw:circle>
        <draw:circle draw:style-name="gr2" draw:text-style-name="P2" draw:layer="L72" svg:width="1cm" svg:height="1cm" svg:x="18cm" svg:y="1cm">
          <text:p/>
        </draw:circle>
        <draw:circle draw:style-name="gr2" draw:text-style-name="P2" draw:layer="L73" svg:width="1cm" svg:height="1cm" svg:x="18.25cm" svg:y="1cm">
          <text:p/>
        </draw:circle>
        <draw:circle draw:style-name="gr2" draw:text-style-name="P2" draw:layer="L74" svg:width="1cm" svg:height="1cm" svg:x="18.5cm" svg:y="1cm">
          <text:p/>
        </draw:circle>
        <draw:circle draw:style-name="gr2" draw:text-style-name="P2" draw:layer="L75" svg:width="1cm" svg:height="1cm" svg:x="18.75cm" svg:y="1cm">
          <text:p/>
        </draw:circle>
        <draw:circle draw:style-name="gr2" draw:text-style-name="P2" draw:layer="L76" svg:width="1cm" svg:height="1cm" svg:x="19cm" svg:y="1cm">
          <text:p/>
        </draw:circle>
        <draw:circle draw:style-name="gr2" draw:text-style-name="P2" draw:layer="L77" svg:width="1cm" svg:height="1cm" svg:x="19.25cm" svg:y="1cm">
          <text:p/>
        </draw:circle>
        <draw:circle draw:style-name="gr2" draw:text-style-name="P2" draw:layer="L78" svg:width="1cm" svg:height="1cm" svg:x="19.5cm" svg:y="1cm">
          <text:p/>
        </draw:circle>
        <draw:circle draw:style-name="gr2" draw:text-style-name="P2" draw:layer="L79" svg:width="1cm" svg:height="1cm" svg:x="19.75cm" svg:y="1cm">
          <text:p/>
        </draw:circle>
        <draw:circle draw:style-name="gr2" draw:text-style-name="P2" draw:layer="L80" svg:width="1cm" svg:height="1cm" svg:x="20cm" svg:y="1cm">
          <text:p/>
        </draw:circle>
        <draw:circle draw:style-name="gr2" draw:text-style-name="P2" draw:layer="L81" svg:width="1cm" svg:height="1cm" svg:x="20.25cm" svg:y="1cm">
          <text:p/>
        </draw:circle>
        <draw:circle draw:style-name="gr2" draw:text-style-name="P2" draw:layer="L82" svg:width="1cm" svg:height="1cm" svg:x="20.5cm" svg:y="1cm">
          <text:p/>
        </draw:circle>
        <draw:circle draw:style-name="gr2" draw:text-style-name="P2" draw:layer="L83" svg:width="1cm" svg:height="1cm" svg:x="20.75cm" svg:y="1cm">
          <text:p/>
        </draw:circle>
        <draw:circle draw:style-name="gr2" draw:text-style-name="P2" draw:layer="L84" svg:width="1cm" svg:height="1cm" svg:x="21cm" svg:y="1cm">
          <text:p/>
        </draw:circle>
        <draw:circle draw:style-name="gr2" draw:text-style-name="P2" draw:layer="L85" svg:width="1cm" svg:height="1cm" svg:x="21.25cm" svg:y="1cm">
          <text:p/>
        </draw:circle>
        <draw:circle draw:style-name="gr2" draw:text-style-name="P2" draw:layer="L86" svg:width="1cm" svg:height="1cm" svg:x="21.5cm" svg:y="1cm">
          <text:p/>
        </draw:circle>
        <draw:circle draw:style-name="gr2" draw:text-style-name="P2" draw:layer="L87" svg:width="1cm" svg:height="1cm" svg:x="21.75cm" svg:y="1cm">
          <text:p/>
        </draw:circle>
        <draw:circle draw:style-name="gr2" draw:text-style-name="P2" draw:layer="L88" svg:width="1cm" svg:height="1cm" svg:x="22cm" svg:y="1cm">
          <text:p/>
        </draw:circle>
        <draw:circle draw:style-name="gr2" draw:text-style-name="P2" draw:layer="L89" svg:width="1cm" svg:height="1cm" svg:x="22.25cm" svg:y="1cm">
          <text:p/>
        </draw:circle>
        <draw:circle draw:style-name="gr2" draw:text-style-name="P2" draw:layer="L90" svg:width="1cm" svg:height="1cm" svg:x="22.5cm" svg:y="1cm">
          <text:p/>
        </draw:circle>
        <draw:circle draw:style-name="gr2" draw:text-style-name="P2" draw:layer="L91" svg:width="1cm" svg:height="1cm" svg:x="22.75cm" svg:y="1cm">
          <text:p/>
        </draw:circle>
        <draw:circle draw:style-name="gr2" draw:text-style-name="P2" draw:layer="L92" svg:width="1cm" svg:height="1cm" svg:x="23cm" svg:y="1cm">
          <text:p/>
        </draw:circle>
        <draw:circle draw:style-name="gr2" draw:text-style-name="P2" draw:layer="L93" svg:width="1cm" svg:height="1cm" svg:x="23.25cm" svg:y="1cm">
          <text:p/>
        </draw:circle>
        <draw:circle draw:style-name="gr2" draw:text-style-name="P2" draw:layer="L94" svg:width="1cm" svg:height="1cm" svg:x="23.5cm" svg:y="1cm">
          <text:p/>
        </draw:circle>
        <draw:circle draw:style-name="gr2" draw:text-style-name="P2" draw:layer="L95" svg:width="1cm" svg:height="1cm" svg:x="23.75cm" svg:y="1cm">
          <text:p/>
        </draw:circle>
        <draw:circle draw:style-name="gr2" draw:text-style-name="P2" draw:layer="L96" svg:width="1cm" svg:height="1cm" svg:x="24cm" svg:y="1cm">
          <text:p/>
        </draw:circle>
        <draw:circle draw:style-name="gr2" draw:text-style-name="P2" draw:layer="L97" svg:width="1cm" svg:height="1cm" svg:x="24.25cm" svg:y="1cm">
          <text:p/>
        </draw:circle>
        <draw:circle draw:style-name="gr2" draw:text-style-name="P2" draw:layer="L98" svg:width="1cm" svg:height="1cm" svg:x="24.5cm" svg:y="1cm">
          <text:p/>
        </draw:circle>
        <draw:circle draw:style-name="gr2" draw:text-style-name="P2" draw:layer="L99" svg:width="1cm" svg:height="1cm" svg:x="24.75cm" svg:y="1cm">
          <text:p/>
        </draw:circle>
        <draw:circle draw:style-name="gr2" draw:text-style-name="P2" draw:layer="L100" svg:width="1cm" svg:height="1cm" svg:x="25cm" svg:y="1cm">
          <text:p/>
        </draw:circle>
        <draw:circle draw:style-name="gr2" draw:text-style-name="P2" draw:layer="L101" svg:width="1cm" svg:height="1cm" svg:x="25.25cm" svg:y="1cm">
          <text:p/>
        </draw:circle>
        <draw:circle draw:style-name="gr2" draw:text-style-name="P2" draw:layer="L102" svg:width="1cm" svg:height="1cm" svg:x="25.5cm" svg:y="1cm">
          <text:p/>
        </draw:circle>
        <draw:circle draw:style-name="gr2" draw:text-style-name="P2" draw:layer="L103" svg:width="1cm" svg:height="1cm" svg:x="25.75cm" svg:y="1cm">
          <text:p/>
        </draw:circle>
        <draw:circle draw:style-name="gr2" draw:text-style-name="P2" draw:layer="L104" svg:width="1cm" svg:height="1cm" svg:x="26cm" svg:y="1cm">
          <text:p/>
        </draw:circle>
        <draw:circle draw:style-name="gr2" draw:text-style-name="P2" draw:layer="L105" svg:width="1cm" svg:height="1cm" svg:x="26.25cm" svg:y="1cm">
          <text:p/>
        </draw:circle>
        <draw:control draw:style-name="standard" draw:text-style-name="P3" draw:layer="controls" svg:width="2.8cm" svg:height="0.7cm" svg:x="1cm" svg:y="20cm" draw:control="control1"/>
        <draw:frame draw:style-name="gr3" draw:text-style-name="P4" draw:layer="L5" svg:width="16.93cm" svg:height="16.93cm" svg:x="1cm" svg:y="1cm">
          <draw:image xlink:href="Pictures/10000201000001E0000001E0B0AA05E960EBD26B.png" xlink:type="simple" xlink:show="embed" xlink:actuate="onLoad">
            <text:p/>
          </draw:image>
        </draw:frame>
        <draw:frame draw:style-name="gr3" draw:text-style-name="P4" draw:layer="L6" svg:width="16.93cm" svg:height="16.93cm" svg:x="1cm" svg:y="1cm">
          <draw:image xlink:href="Pictures/10000201000001E0000001E0DEF41784553EDF6F.png" xlink:type="simple" xlink:show="embed" xlink:actuate="onLoad">
            <text:p/>
          </draw:image>
        </draw:frame>
        <draw:frame draw:style-name="gr3" draw:text-style-name="P4" draw:layer="L7" svg:width="16.93cm" svg:height="16.93cm" svg:x="1cm" svg:y="1cm">
          <draw:image xlink:href="Pictures/10000201000001E0000001E0E5FB5C083E9659F7.png" xlink:type="simple" xlink:show="embed" xlink:actuate="onLoad">
            <text:p/>
          </draw:image>
        </draw:frame>
        <draw:frame draw:style-name="gr3" draw:text-style-name="P4" draw:layer="L8" svg:width="16.93cm" svg:height="16.93cm" svg:x="1cm" svg:y="1cm">
          <draw:image xlink:href="Pictures/10000201000001E0000001E07619B7B02D43188B.png" xlink:type="simple" xlink:show="embed" xlink:actuate="onLoad">
            <text:p/>
          </draw:image>
        </draw:frame>
        <draw:frame draw:style-name="gr3" draw:text-style-name="P4" draw:layer="L9" svg:width="16.93cm" svg:height="16.93cm" svg:x="1cm" svg:y="1cm">
          <draw:image xlink:href="Pictures/10000201000001E0000001E0920E3BF0DFDDB8D0.png" xlink:type="simple" xlink:show="embed" xlink:actuate="onLoad">
            <text:p/>
          </draw:image>
        </draw:frame>
        <draw:frame draw:style-name="gr3" draw:text-style-name="P4" draw:layer="L10" svg:width="16.93cm" svg:height="16.93cm" svg:x="1cm" svg:y="1cm">
          <draw:image xlink:href="Pictures/10000201000001E0000001E00FF4AC2ACEACB9FB.png" xlink:type="simple" xlink:show="embed" xlink:actuate="onLoad">
            <text:p/>
          </draw:image>
        </draw:frame>
        <draw:frame draw:style-name="gr3" draw:text-style-name="P4" draw:layer="L11" svg:width="16.93cm" svg:height="16.93cm" svg:x="1cm" svg:y="1cm">
          <draw:image xlink:href="Pictures/10000201000001E0000001E061B695AEEE3DAF1C.png" xlink:type="simple" xlink:show="embed" xlink:actuate="onLoad">
            <text:p/>
          </draw:image>
        </draw:frame>
        <draw:frame draw:style-name="gr3" draw:text-style-name="P4" draw:layer="L12" svg:width="16.93cm" svg:height="16.93cm" svg:x="1cm" svg:y="1cm">
          <draw:image xlink:href="Pictures/10000201000001E0000001E0230BE7A6C5364EAE.png" xlink:type="simple" xlink:show="embed" xlink:actuate="onLoad">
            <text:p/>
          </draw:image>
        </draw:frame>
        <draw:frame draw:style-name="gr3" draw:text-style-name="P4" draw:layer="L13" svg:width="16.93cm" svg:height="16.93cm" svg:x="1cm" svg:y="1cm">
          <draw:image xlink:href="Pictures/10000201000001E0000001E0695507F476798342.png" xlink:type="simple" xlink:show="embed" xlink:actuate="onLoad">
            <text:p/>
          </draw:image>
        </draw:frame>
        <draw:frame draw:style-name="gr3" draw:text-style-name="P4" draw:layer="L14" svg:width="16.93cm" svg:height="16.93cm" svg:x="1cm" svg:y="1cm">
          <draw:image xlink:href="Pictures/10000201000001E0000001E0953490AF449354B2.png" xlink:type="simple" xlink:show="embed" xlink:actuate="onLoad">
            <text:p/>
          </draw:image>
        </draw:frame>
        <draw:frame draw:style-name="gr3" draw:text-style-name="P4" draw:layer="L15" svg:width="16.93cm" svg:height="16.93cm" svg:x="1cm" svg:y="1cm">
          <draw:image xlink:href="Pictures/10000201000001E0000001E0953490AF449354B2.png" xlink:type="simple" xlink:show="embed" xlink:actuate="onLoad">
            <text:p/>
          </draw:image>
        </draw:frame>
        <draw:frame draw:style-name="gr3" draw:text-style-name="P4" draw:layer="L16" svg:width="16.93cm" svg:height="16.93cm" svg:x="1cm" svg:y="1cm">
          <draw:image xlink:href="Pictures/10000201000001E0000001E090A51F4582393F22.png" xlink:type="simple" xlink:show="embed" xlink:actuate="onLoad">
            <text:p/>
          </draw:image>
        </draw:frame>
        <draw:frame draw:style-name="gr3" draw:text-style-name="P4" draw:layer="L17" svg:width="16.93cm" svg:height="16.93cm" svg:x="1cm" svg:y="1cm">
          <draw:image xlink:href="Pictures/10000201000001E0000001E07DFEB01C1464D919.png" xlink:type="simple" xlink:show="embed" xlink:actuate="onLoad">
            <text:p/>
          </draw:image>
        </draw:frame>
        <draw:frame draw:style-name="gr3" draw:text-style-name="P4" draw:layer="L18" svg:width="16.93cm" svg:height="16.93cm" svg:x="1cm" svg:y="1cm">
          <draw:image xlink:href="Pictures/10000201000001E0000001E09CA867FDF882185B.png" xlink:type="simple" xlink:show="embed" xlink:actuate="onLoad">
            <text:p/>
          </draw:image>
        </draw:frame>
        <draw:frame draw:style-name="gr3" draw:text-style-name="P4" draw:layer="L19" svg:width="16.93cm" svg:height="16.93cm" svg:x="1cm" svg:y="1cm">
          <draw:image xlink:href="Pictures/10000201000001E0000001E0F947A843860E137B.png" xlink:type="simple" xlink:show="embed" xlink:actuate="onLoad">
            <text:p/>
          </draw:image>
        </draw:frame>
        <draw:frame draw:style-name="gr3" draw:text-style-name="P4" draw:layer="L20" svg:width="16.93cm" svg:height="16.93cm" svg:x="1cm" svg:y="1cm">
          <draw:image xlink:href="Pictures/10000201000001E0000001E02C6ABB4D39861A3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5"/>
      <draw:layer draw:name="L6"/>
      <draw:layer draw:name="L7"/>
      <draw:layer draw:name="L8"/>
      <draw:layer draw:name="L9"/>
      <draw:layer draw:name="L10"/>
      <draw:layer draw:name="L11"/>
      <draw:layer draw:name="L12"/>
      <draw:layer draw:name="L13"/>
      <draw:layer draw:name="L14"/>
      <draw:layer draw:name="L15"/>
      <draw:layer draw:name="L16"/>
      <draw:layer draw:name="L17"/>
      <draw:layer draw:name="L18"/>
      <draw:layer draw:name="L19"/>
      <draw:layer draw:name="L20"/>
      <draw:layer draw:name="L21"/>
      <draw:layer draw:name="L22"/>
      <draw:layer draw:name="L23"/>
      <draw:layer draw:name="L24"/>
      <draw:layer draw:name="L25"/>
      <draw:layer draw:name="L26"/>
      <draw:layer draw:name="L27"/>
      <draw:layer draw:name="L28"/>
      <draw:layer draw:name="L29"/>
      <draw:layer draw:name="L30"/>
      <draw:layer draw:name="L31"/>
      <draw:layer draw:name="L32"/>
      <draw:layer draw:name="L33"/>
      <draw:layer draw:name="L34"/>
      <draw:layer draw:name="L35"/>
      <draw:layer draw:name="L36"/>
      <draw:layer draw:name="L37"/>
      <draw:layer draw:name="L38"/>
      <draw:layer draw:name="L39"/>
      <draw:layer draw:name="L40"/>
      <draw:layer draw:name="L41"/>
      <draw:layer draw:name="L42"/>
      <draw:layer draw:name="L43"/>
      <draw:layer draw:name="L44"/>
      <draw:layer draw:name="L45"/>
      <draw:layer draw:name="L46"/>
      <draw:layer draw:name="L47"/>
      <draw:layer draw:name="L48"/>
      <draw:layer draw:name="L49"/>
      <draw:layer draw:name="L50"/>
      <draw:layer draw:name="L51"/>
      <draw:layer draw:name="L52"/>
      <draw:layer draw:name="L53"/>
      <draw:layer draw:name="L54"/>
      <draw:layer draw:name="L55"/>
      <draw:layer draw:name="L56"/>
      <draw:layer draw:name="L57"/>
      <draw:layer draw:name="L58"/>
      <draw:layer draw:name="L59"/>
      <draw:layer draw:name="L60"/>
      <draw:layer draw:name="L61"/>
      <draw:layer draw:name="L62"/>
      <draw:layer draw:name="L63"/>
      <draw:layer draw:name="L64"/>
      <draw:layer draw:name="L65"/>
      <draw:layer draw:name="L66"/>
      <draw:layer draw:name="L67"/>
      <draw:layer draw:name="L68"/>
      <draw:layer draw:name="L69"/>
      <draw:layer draw:name="L70"/>
      <draw:layer draw:name="L71"/>
      <draw:layer draw:name="L72"/>
      <draw:layer draw:name="L73"/>
      <draw:layer draw:name="L74"/>
      <draw:layer draw:name="L75"/>
      <draw:layer draw:name="L76"/>
      <draw:layer draw:name="L77"/>
      <draw:layer draw:name="L78"/>
      <draw:layer draw:name="L79"/>
      <draw:layer draw:name="L80"/>
      <draw:layer draw:name="L81"/>
      <draw:layer draw:name="L82"/>
      <draw:layer draw:name="L83"/>
      <draw:layer draw:name="L84"/>
      <draw:layer draw:name="L85"/>
      <draw:layer draw:name="L86"/>
      <draw:layer draw:name="L87"/>
      <draw:layer draw:name="L88"/>
      <draw:layer draw:name="L89"/>
      <draw:layer draw:name="L90"/>
      <draw:layer draw:name="L91"/>
      <draw:layer draw:name="L92"/>
      <draw:layer draw:name="L93"/>
      <draw:layer draw:name="L94"/>
      <draw:layer draw:name="L95"/>
      <draw:layer draw:name="L96"/>
      <draw:layer draw:name="L97"/>
      <draw:layer draw:name="L98"/>
      <draw:layer draw:name="L99"/>
      <draw:layer draw:name="L100"/>
      <draw:layer draw:name="L101"/>
      <draw:layer draw:name="L102"/>
      <draw:layer draw:name="L103"/>
      <draw:layer draw:name="L104"/>
      <draw:layer draw:name="L105"/>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5T15:44:59.055503186</meta:creation-date>
    <dc:date>2019-01-24T22:47:28.857399360</dc:date>
    <meta:editing-duration>PT5H42M2S</meta:editing-duration>
    <meta:editing-cycles>144</meta:editing-cycles>
    <meta:generator>LibreOffice/5.2.7.2$Linux_X86_64 LibreOffice_project/20m0$Build-2</meta:generator>
    <meta:document-statistic meta:object-count="103"/>
  </office:meta>
</office:document-meta>
</file>

<file path=Basic/Standard/Module1.xml><?xml version="1.0" encoding="utf-8"?>
<!DOCTYPE module  PUBLIC '-//OpenOffice.org//DTD OfficeDocument 1.0//EN'  'module.dtd'>
<script:module xmlns:script="http://openoffice.org/2000/script" script:name="Module1" script:language="StarBasic">REM  *****  BASIC  *****
' Wheel appears to rotate when looking at the spokes, however when looking at the 
' red dot on the wheel it only turns through 30 degrees and then repeats.

Dim oDialog1 AS Object
Public oDoc as Object
Public oPages as Object
Public oPage0 as Object
Public oLM as Object
Public oDialog1 as Object

Sub ButtonPushEvent(ev as com.sun.star.awt.ActionEvent)
	'Launch the dialog box
	'Msgbox ev.Source.Model.Name
	'Msgbox "Launch Dialog box"
	'Without using "LoadDialog" you can call the code as follows:
	oDoc = ThisComponent
	oPages = oDoc.DrawPages()
	'msgbox oPages.Count
	oPage0 = oPages.getByIndex(0)
	
	oDoc.setTitle("wheel")	

    oLM = oDoc.getLayerManager()

	DialogLibraries.LoadLibrary("Standard")
	oDialog1 = CreateUnoDialog(DialogLibraries.Standard.Dialog1)
	'msgbox oDialog1.DBG_Properties
	'msgbox oDialog1.DesignMode()
	'msgbox oDialog1.DBG_Methods	
	oDialog1.Title = "wheel"
	' Supply appropriate labels		
	oCmdButton = oDialog1.getControl("B1")
	oCmdButton.setLabel("Display")	
	oCmdButton = oDialog1.getControl("B2")
	oCmdButton.setLabel("Hide")	
	oCmdButton = oDialog1.getControl("B3")
	oCmdButton.setLabel("fps18")
	oCmdButton = oDialog1.getControl("B4")
	oCmdButton.setLabel("fps24")
	oCmdButton = oDialog1.getControl("B5")
	oCmdButton.setLabel("fps48")
	oCmdButton = oDialog1.getControl("B6")
	oCmdButton.setLabel("5ms rotating")	
	
	'msgbox oCmdButton.DBG_Properties
	'msgbox oCmdButton.DBG_Methods	

	oDialog1.Execute()
  
End Sub

Sub DialogButtonPushEvent(ev as com.sun.star.awt.ActionEvent)
  'msgbox ev.Source.Model.Name
  Select Case ev.Source.Model.Name
  
  	Case "B1"
  		'msgbox "B1"
  		call display_all
  	Case "B2"
  		'msgbox "B2"
  		call clear_all

  	Case "B3"
  		'msgbox "B3"
  		call fps18

  	Case "B4"
  		'msgbox "B4"
  		call fps24

  	Case "B5"
  		'msgbox "B5"
  		call fps48
	Case "B6"
		'msgbox "B6"
		call fps48_continuous
  		  		  		  		
    Case Else
    	msgbox "another button"
  End Select
  
End Sub

sub display_all
	' Display all the wheels, but they ae stacked on top of each other so there only
	' appears to be one wheel.
    lm_count = oLM.getCount()
	'msgbox lm_count
	for i = 5 to lm_count -1
	    oLM.getByIndex(i).IsVisible = True
	next
	
	' oPage0.getByIndex(0) is the text box at bottom of page	
	element = oPage0.getByIndex(0)
	element.setString("Display All")
		
end sub

sub clear_all	oLM = oDoc.getLayerManager()
	' Hide all the wheels	
    lm_count = oLM.getCount()
	'msgbox lm_count '106 only use the first 35?
	for i = 5 to lm_count -1
	    oLM.getByIndex(i).IsVisible = False
	next
	
	' oPage0.getByIndex(0) is the text box at bottom of page
	element = oPage0.getByIndex(0)
	element.setString("Hidden")

end sub

sub fps18
	'Display wheels at a frame rate of 18 fps
	call clear_all
    lm_count = oLM.getCount()
	
	' oPage0.getByIndex(0) is the text box at bottom of page
	element = oPage0.getByIndex(0)
	element.setString("18 Frames per second. 55 millisecs")
		
	oLM.getByIndex(5).IsVisible = True	
	wait 3000	
	for i = 6 to 14 ' lm_count -1
	    oLM.getByIndex(i).IsVisible = True
	    oLM.getByIndex(i -1).IsVisible = False
	    wait 55 '55 milisec 1000/18   
	next	
end sub

sub fps24
	'Display wheelss at a frame rate of 24 fps
	call clear_all	
    lm_count = oLM.getCount()
    
	' oPage0.getByIndex(0) is the text box at bottom of page
	element = oPage0.getByIndex(0)
	element.setString("24 Frames per second. 41 millisecs")    

	oLM.getByIndex(5).IsVisible = True
	wait 3000	
	for i = 6 to 14 'lm_count -1
	    oLM.getByIndex(i).IsVisible = True
	    oLM.getByIndex(i -1).IsVisible = False
	    wait 41 '40 milisec 1000/24   
	next	
end sub

sub fps48
	'Display wheels at a frame rate of 48 fps
	call clear_all	
    lm_count = oLM.getCount()
    
	' oPage0.getByIndex(0) is the text box at bottom of page
	element = oPage0.getByIndex(0)
	element.setString("48 Frames per second. 21 millisecs")    

	oLM.getByIndex(5).IsVisible = True
	wait 3000	
	for i = 6 to 14 'lm_count -1
	    oLM.getByIndex(i).IsVisible = True
	    oLM.getByIndex(i -1).IsVisible = False
	    wait 21 '21 milisec 1000/48   
	next	
end sub

sub fps48_continuous
	'Display wheels at a frame rate of 48 fps continuously
	call clear_all	
    lm_count = oLM.getCount()
    
	' oPage0.getByIndex(0) is the text box at bottom of page
	element = oPage0.getByIndex(0)
	element.setString("Spokes appear to fully rotate, but red dot only moves 30 degrees")    

	oLM.getByIndex(5).IsVisible = True
	wait 3000
	for i = 0 to 100
		
		for j = 5 to 14 ' 0 to 27 degrees rotation is 10 images
	    	oLM.getByIndex(j).IsVisible = True
	    	if j = 5 then
	    		oLM.getByIndex(14).IsVisible = False
	        else
	        	oLM.getByIndex(j-1).IsVisible = False
	        end if
	        	
	    	wait 5 '21 '21 milisec 1000/48   
		next j	

		' 
		'for j = lm_count - 2 to 5 step - 1
	    '	oLM.getByIndex(j).IsVisible = True
	    '	oLM.getByIndex(j + 1).IsVisible = False
	    '	wait 10 '21 milisec 1000/48   
		'next j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80" dlg:top="60" dlg:width="59" dlg:height="131" dlg:closeable="true" dlg:moveable="true">
  <dlg:bulletinboard>
    <dlg:button dlg:id="CommandButton4" dlg:tab-index="2" dlg:left="11" dlg:top="123" dlg:width="2" dlg:height="0" dlg:value="CommandButton4"/>
    <dlg:button dlg:id="CommandButton7" dlg:tab-index="3" dlg:left="45" dlg:top="72" dlg:width="0" dlg:height="4" dlg:value="CommandButton7"/>
    <dlg:button dlg:id="B5" dlg:tab-index="6" dlg:left="5" dlg:top="90" dlg:width="51" dlg:height="14" dlg:value="B5">
      <script:event script:event-name="on-performaction" script:macro-name="vnd.sun.star.script:Standard.Module1.DialogButtonPushEvent?language=Basic&amp;location=document" script:language="Script"/>
    </dlg:button>
    <dlg:button dlg:id="B1" dlg:tab-index="0" dlg:left="5" dlg:top="12" dlg:width="51" dlg:height="12" dlg:value="B1">
      <script:event script:event-name="on-performaction" script:macro-name="vnd.sun.star.script:Standard.Module1.DialogButtonPushEvent?language=Basic&amp;location=document" script:language="Script"/>
    </dlg:button>
    <dlg:button dlg:id="B2" dlg:tab-index="1" dlg:left="5" dlg:top="28" dlg:width="51" dlg:height="14" dlg:value="B2">
      <script:event script:event-name="on-performaction" script:macro-name="vnd.sun.star.script:Standard.Module1.DialogButtonPushEvent?language=Basic&amp;location=document" script:language="Script"/>
    </dlg:button>
    <dlg:button dlg:id="B3" dlg:tab-index="4" dlg:left="5" dlg:top="48" dlg:width="51" dlg:height="14" dlg:value="B3">
      <script:event script:event-name="on-performaction" script:macro-name="vnd.sun.star.script:Standard.Module1.DialogButtonPushEvent?language=Basic&amp;location=document" script:language="Script"/>
    </dlg:button>
    <dlg:button dlg:id="B4" dlg:tab-index="5" dlg:left="5" dlg:top="68" dlg:width="51" dlg:height="14" dlg:value="B4">
      <script:event script:event-name="on-performaction" script:macro-name="vnd.sun.star.script:Standard.Module1.DialogButtonPushEvent?language=Basic&amp;location=document" script:language="Script"/>
    </dlg:button>
    <dlg:button dlg:id="B6" dlg:tab-index="7" dlg:left="5" dlg:top="110" dlg:width="51" dlg:height="14" dlg:value="B6">
      <script:event script:event-name="on-performaction" script:macro-name="vnd.sun.star.script:Standard.Module1.DialogButtonPushEvent?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